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weight="normal" officeooo:rsid="002b5f0c" officeooo:paragraph-rsid="002b5f0c" style:font-weight-asian="normal" style:font-weight-complex="normal"/>
    </style:style>
    <style:style style:name="P2" style:family="paragraph" style:parent-style-name="Standard">
      <style:text-properties style:font-name="Liberation Sans" fo:font-weight="normal" officeooo:rsid="0016f69b" officeooo:paragraph-rsid="00260d23" style:font-weight-asian="normal" style:font-weight-complex="normal"/>
    </style:style>
    <style:style style:name="P3" style:family="paragraph" style:parent-style-name="Standard">
      <style:text-properties style:font-name="Liberation Sans" fo:font-weight="normal" officeooo:rsid="00138089" officeooo:paragraph-rsid="003fddea" style:font-weight-asian="normal" style:font-weight-complex="normal"/>
    </style:style>
    <style:style style:name="P4" style:family="paragraph" style:parent-style-name="Standard">
      <style:text-properties style:font-name="Liberation Sans" fo:font-weight="normal" officeooo:rsid="003fddea" officeooo:paragraph-rsid="003fddea" style:font-weight-asian="normal" style:font-weight-complex="normal"/>
    </style:style>
    <style:style style:name="P5" style:family="paragraph" style:parent-style-name="Standard">
      <style:text-properties style:font-name="Liberation Sans" officeooo:rsid="0016f69b" officeooo:paragraph-rsid="00260d23"/>
    </style:style>
    <style:style style:name="P6" style:family="paragraph" style:parent-style-name="Standard">
      <style:text-properties style:font-name="Liberation Sans" officeooo:rsid="0015ce1b" officeooo:paragraph-rsid="00260d23"/>
    </style:style>
    <style:style style:name="P7" style:family="paragraph" style:parent-style-name="Standard">
      <style:text-properties officeooo:paragraph-rsid="001f7b14"/>
    </style:style>
    <style:style style:name="P8" style:family="paragraph" style:parent-style-name="Standard">
      <style:text-properties style:font-name="DejaVu Sans" fo:font-weight="bold" officeooo:rsid="0033d28f" officeooo:paragraph-rsid="00260d23" style:font-weight-asian="bold" style:font-weight-complex="bold"/>
    </style:style>
    <style:style style:name="P9" style:family="paragraph" style:parent-style-name="Standard">
      <style:text-properties officeooo:rsid="003fddea" officeooo:paragraph-rsid="003fddea"/>
    </style:style>
    <style:style style:name="P10" style:family="paragraph" style:parent-style-name="Standard">
      <style:text-properties officeooo:paragraph-rsid="002b5f0c"/>
    </style:style>
    <style:style style:name="P11" style:family="paragraph" style:parent-style-name="Standard">
      <style:text-properties style:font-name="Liberation Sans" officeooo:rsid="0049c4b9" officeooo:paragraph-rsid="001f7b14"/>
    </style:style>
    <style:style style:name="P12" style:family="paragraph" style:parent-style-name="Standard">
      <style:text-properties style:font-name="Liberation Sans" fo:font-weight="normal" officeooo:rsid="004e414f" officeooo:paragraph-rsid="004e414f" style:font-weight-asian="normal" style:font-weight-complex="normal"/>
    </style:style>
    <style:style style:name="P13" style:family="paragraph" style:parent-style-name="Standard" style:list-style-name="L1">
      <style:text-properties style:font-name="Liberation Sans" fo:font-weight="normal" officeooo:rsid="004f33eb" officeooo:paragraph-rsid="004f33eb" style:font-weight-asian="normal" style:font-weight-complex="normal"/>
    </style:style>
    <style:style style:name="P14" style:family="paragraph" style:parent-style-name="Standard" style:list-style-name="L5">
      <style:text-properties style:font-name="Liberation Sans" fo:font-weight="normal" officeooo:rsid="004f33eb" officeooo:paragraph-rsid="004f33eb" style:font-weight-asian="normal" style:font-weight-complex="normal"/>
    </style:style>
    <style:style style:name="P15" style:family="paragraph" style:parent-style-name="Standard" style:list-style-name="L5">
      <style:text-properties style:font-name="Liberation Sans" fo:font-weight="normal" officeooo:rsid="0050e204" officeooo:paragraph-rsid="0050e204" style:font-weight-asian="normal" style:font-weight-complex="normal"/>
    </style:style>
    <style:style style:name="P16" style:family="paragraph" style:parent-style-name="Standard">
      <style:text-properties style:font-name="Liberation Sans" fo:font-weight="normal" officeooo:rsid="0016f69b" officeooo:paragraph-rsid="00260d23" style:font-weight-asian="normal" style:font-weight-complex="normal"/>
    </style:style>
    <style:style style:name="P17" style:family="paragraph" style:parent-style-name="Standard" style:list-style-name="L4">
      <style:text-properties style:font-name="Liberation Sans" fo:font-weight="bold" officeooo:rsid="003fddea" officeooo:paragraph-rsid="003fddea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045e68f" officeooo:paragraph-rsid="0044b3d7" style:font-weight-asian="bold" style:font-weight-complex="bold"/>
    </style:style>
    <style:style style:name="P19" style:family="paragraph" style:parent-style-name="Standard">
      <style:text-properties style:font-name="DejaVu Sans" fo:font-size="11pt" fo:font-weight="normal" officeooo:rsid="0016f69b" officeooo:paragraph-rsid="00260d23" style:font-size-asian="11pt" style:font-weight-asian="normal" style:font-size-complex="11pt" style:font-weight-complex="normal"/>
    </style:style>
    <style:style style:name="T1" style:family="text">
      <style:text-properties style:font-name="Liberation Sans" officeooo:rsid="0011c8a9"/>
    </style:style>
    <style:style style:name="T2" style:family="text">
      <style:text-properties style:font-name="Liberation Sans" fo:font-weight="bold" officeooo:rsid="00186ced" style:font-weight-asian="bold" style:font-weight-complex="bold"/>
    </style:style>
    <style:style style:name="T3" style:family="text">
      <style:text-properties style:font-name="Liberation Sans" fo:font-weight="normal" style:font-weight-asian="normal" style:font-weight-complex="normal"/>
    </style:style>
    <style:style style:name="T4" style:family="text">
      <style:text-properties style:font-name="Liberation Sans" fo:font-weight="normal" officeooo:rsid="00186ced" style:font-weight-asian="normal" style:font-weight-complex="normal"/>
    </style:style>
    <style:style style:name="T5" style:family="text">
      <style:text-properties style:font-name="Liberation Sans" fo:font-weight="normal" officeooo:rsid="0015161a" style:font-weight-asian="normal" style:font-weight-complex="normal"/>
    </style:style>
    <style:style style:name="T6" style:family="text">
      <style:text-properties style:font-name="Liberation Sans" fo:font-weight="normal" officeooo:rsid="002b5f0c" style:font-weight-asian="normal" style:font-weight-complex="normal"/>
    </style:style>
    <style:style style:name="T7" style:family="text">
      <style:text-properties style:font-name="Liberation Sans" fo:font-weight="normal" officeooo:rsid="003fddea" style:font-weight-asian="normal" style:font-weight-complex="normal"/>
    </style:style>
    <style:style style:name="T8" style:family="text">
      <style:text-properties style:font-name="Liberation Sans" fo:font-weight="normal" officeooo:rsid="0049c4b9" style:font-weight-asian="normal" style:font-weight-complex="normal"/>
    </style:style>
    <style:style style:name="T9" style:family="text">
      <style:text-properties style:font-name="Liberation Sans" fo:font-weight="normal" officeooo:rsid="004d5d19" style:font-weight-asian="normal" style:font-weight-complex="normal"/>
    </style:style>
    <style:style style:name="T10" style:family="text">
      <style:text-properties style:font-name="Liberation Sans" officeooo:rsid="003fddea"/>
    </style:style>
    <style:style style:name="T11" style:family="text">
      <style:text-properties style:font-name="Liberation Sans" officeooo:rsid="004b7ff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5ea53" style:font-weight-asian="bold" style:font-weight-complex="bold"/>
    </style:style>
    <style:style style:name="T14" style:family="text">
      <style:text-properties fo:font-weight="bold" officeooo:rsid="004d5d19" style:font-weight-asian="bold" style:font-weight-complex="bold"/>
    </style:style>
    <style:style style:name="T15" style:family="text">
      <style:text-properties fo:font-weight="bold" officeooo:rsid="0050e204" style:font-weight-asian="bold" style:font-weight-complex="bold"/>
    </style:style>
    <style:style style:name="T16" style:family="text">
      <style:text-properties officeooo:rsid="001936ed"/>
    </style:style>
    <style:style style:name="T17" style:family="text">
      <style:text-properties officeooo:rsid="0015ea53"/>
    </style:style>
    <style:style style:name="T18" style:family="text">
      <style:text-properties officeooo:rsid="001801f3"/>
    </style:style>
    <style:style style:name="T19" style:family="text">
      <style:text-properties officeooo:rsid="004d5d19"/>
    </style:style>
    <style:style style:name="T20" style:family="text">
      <style:text-properties officeooo:rsid="004f33eb"/>
    </style:style>
    <style:style style:name="T21" style:family="text">
      <style:text-properties officeooo:rsid="0050e20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The purpose of Lab </text:span><text:span text:style-name="T11">9</text:span><text:span text:style-name="T10"> is to </text:span><text:span text:style-name="T11">build and test high-efficiency code.</text:span></text:p>
      <text:p text:style-name="P11"/>
      <text:p text:style-name="P12">This week we are finally laying aside the TinyTown University platform. Instead you will implement a high efficiency sorting algorithm. The provided code file already has one sorting function implemented and a <text:span text:style-name="T12">main</text:span> function that will run and time the provided. <text:span text:style-name="T20">Your goal is to write a sorting function that beats the provided function.</text:span></text:p>
      <text:p text:style-name="P4"/>
      <text:p text:style-name="P9"><text:span text:style-name="T5">T</text:span><text:span text:style-name="T4">o get started download your_lastName_lab</text:span><text:span text:style-name="T8">8</text:span><text:span text:style-name="T4">.cpp </text:span><text:span text:style-name="T3">and the roster.txt file. Make sure they are saved in the same directory. O</text:span><text:span text:style-name="T4">pen </text:span><text:span text:style-name="T3">the cpp file</text:span><text:span text:style-name="T4"> with </text:span><text:span text:style-name="T3">y</text:span><text:span text:style-name="T4">our IDE. Use </text:span><text:span text:style-name="T2">File→Save As </text:span><text:span text:style-name="T4">to replace "your_lastName" with your actual last name.</text:span></text:p>
      <text:p text:style-name="P1"/>
      <text:p text:style-name="P10"><text:span text:style-name="T7">C</text:span><text:span text:style-name="T6">omplete these steps </text:span><text:span text:style-name="T9">for this week’s lab</text:span><text:span text:style-name="T6">:</text:span></text:p>
      <text:list xml:id="list1320492563" text:style-name="L1">
        <text:list-item>
          <text:p text:style-name="P13">Fill in the function definition for yourSort</text:p>
        </text:list-item>
      </text:list>
      <text:list xml:id="list3224040767" text:style-name="L5">
        <text:list-item>
          <text:list>
            <text:list-item>
              <text:p text:style-name="P14">You can add any helper functions that you need to <text:span text:style-name="T21">but do not change </text:span><text:span text:style-name="T15">main </text:span><text:span text:style-name="T21">or </text:span><text:span text:style-name="T15">basicSort</text:span>.</text:p>
            </text:list-item>
            <text:list-item>
              <text:p text:style-name="P14">Parameters:</text:p>
              <text:list>
                <text:list-item>
                  <text:p text:style-name="P14">int list[] → the list the your function will sort</text:p>
                </text:list-item>
                <text:list-item>
                  <text:p text:style-name="P14">int s → the size of list</text:p>
                </text:list-item>
              </text:list>
            </text:list-item>
            <text:list-item>
              <text:p text:style-name="P14">Returns: <text:span text:style-name="T21">none</text:span></text:p>
            </text:list-item>
            <text:list-item>
              <text:p text:style-name="P15">Side Effects: list will be sorted in ascending order</text:p>
            </text:list-item>
            <text:list-item>
              <text:p text:style-name="P15">Try to beat the run time of basicSort, which has intentionally been written to run slowly. My best time on my computer is 3 seconds.</text:p>
            </text:list-item>
            <text:list-item>
              <text:p text:style-name="P15">The main function of the provided code will use basicSort and yourSort to sort two identical lists with 50,000 values and will time how long they take.</text:p>
            </text:list-item>
          </text:list>
        </text:list-item>
      </text:list>
      <text:list xml:id="list3507817607" text:style-name="L4">
        <text:list-header>
          <text:p text:style-name="P17"><text:s/></text:p>
        </text:list-header>
      </text:list>
      <text:p text:style-name="P2"/>
      <text:p text:style-name="P2">Sample Output:</text:p>
      <text:p text:style-name="P2"/>
      <text:p text:style-name="P19">######################################</text:p>
      <text:p text:style-name="P19">Starting Basic sort</text:p>
      <text:p text:style-name="P19">First value in list: 0</text:p>
      <text:p text:style-name="P19">Last value in list: 999</text:p>
      <text:p text:style-name="P19">Basic Sort sorted correctly in 11 seconds</text:p>
      <text:p text:style-name="P19"/>
      <text:p text:style-name="P19">######################################</text:p>
      <text:p text:style-name="P19"/>
      <text:p text:style-name="P19">Starting Your sort</text:p>
      <text:p text:style-name="P19">First value in list: 0</text:p>
      <text:p text:style-name="P19">Last value in list: 999</text:p>
      <text:p text:style-name="P19">Your Sort sorted correctly in 8 seconds</text:p>
      <text:p text:style-name="P19">######################################</text:p>
      <text:p text:style-name="P18"/>
      <text:p text:style-name="P8"/>
      <text:p text:style-name="P6"/>
      <text:p text:style-name="P5">You can check the Rubric to make sure that your program is correct.</text:p>
      <text:p text:style-name="P5"/>
      <text:p text:style-name="P3"><text:span text:style-name="T16">Attach </text:span><text:span text:style-name="T13">yourLastName_lab</text:span><text:span text:style-name="T14">9</text:span><text:span text:style-name="T13">.cpp </text:span><text:span text:style-name="T17">(renamed to your actual name) as you</text:span><text:span text:style-name="T18">r</text:span><text:span text:style-name="T17"> submission for Lab </text:span><text:span text:style-name="T19">9</text:span><text:span text:style-name="T1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08:27:14.270035285</meta:creation-date>
    <meta:generator>LibreOffice/6.4.6.2$Linux_X86_64 LibreOffice_project/40$Build-2</meta:generator>
    <dc:date>2020-11-01T16:18:23.642964966</dc:date>
    <meta:editing-duration>PT19H55M52S</meta:editing-duration>
    <meta:editing-cycles>21</meta:editing-cycles>
    <meta:document-statistic meta:table-count="0" meta:image-count="0" meta:object-count="0" meta:page-count="1" meta:paragraph-count="28" meta:word-count="295" meta:character-count="1727" meta:non-whitespace-character-count="1468"/>
  </office:meta>
</office:document-meta>
</file>